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text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v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évr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vril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in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ille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oû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ptem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to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écem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de ont les semaines achevées au cours de ce mois 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